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0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Villes</text:p>
          </table:table-cell>
          <table:table-cell office:value-type="string">
            <text:p>population</text:p>
          </table:table-cell>
          <table:table-cell/>
          <table:table-cell office:value-type="string">
            <text:p>Urbain = 1</text:p>
          </table:table-cell>
          <table:table-cell office:value-type="string">
            <text:p>Mixe = 2</text:p>
          </table:table-cell>
          <table:table-cell office:value-type="string">
            <text:p>Rural = 3</text:p>
          </table:table-cell>
          <table:table-cell/>
          <table:table-cell office:value-type="string">
            <text:p>temps moyen pour récolter la ville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en seconde</text:p>
          </table:table-cell>
          <table:table-cell office:value-type="string">
            <text:p>en heure</text:p>
          </table:table-cell>
        </table:table-row>
        <table:table-row table:style-name="ro1">
          <table:table-cell office:value-type="string">
            <text:p>Les Adrets (38002)</text:p>
          </table:table-cell>
          <table:table-cell office:value-type="float" office:value="1025">
            <text:p>1025</text:p>
          </table:table-cell>
          <table:table-cell table:number-columns-repeated="5"/>
          <table:table-cell table:formula="of:=[.B3]/2000*7*3600" office:value-type="float" office:value="12915">
            <text:p>12915</text:p>
          </table:table-cell>
          <table:table-cell table:formula="of:=[.B3]/2000*7" office:value-type="float" office:value="3.5875">
            <text:p>3,5875</text:p>
          </table:table-cell>
        </table:table-row>
        <table:table-row table:style-name="ro2">
          <table:table-cell office:value-type="string">
            <text:p>Allevard (38006)</text:p>
          </table:table-cell>
          <table:table-cell office:value-type="float" office:value="4062">
            <text:p>4062</text:p>
          </table:table-cell>
          <table:table-cell table:number-columns-repeated="5"/>
          <table:table-cell table:formula="of:=[.B4]/2000*7*3600" office:value-type="float" office:value="51181.2">
            <text:p>51181,2</text:p>
          </table:table-cell>
          <table:table-cell table:formula="of:=[.B4]/2000*7" office:value-type="float" office:value="14.217">
            <text:p>14,217</text:p>
          </table:table-cell>
        </table:table-row>
        <table:table-row table:style-name="ro2">
          <table:table-cell office:value-type="string">
            <text:p>Barraux (38027)</text:p>
          </table:table-cell>
          <table:table-cell office:value-type="float" office:value="1918">
            <text:p>1918</text:p>
          </table:table-cell>
          <table:table-cell table:number-columns-repeated="5"/>
          <table:table-cell table:formula="of:=[.B5]/2000*7*3600" office:value-type="float" office:value="24166.8">
            <text:p>24166,8</text:p>
          </table:table-cell>
          <table:table-cell table:formula="of:=[.B5]/2000*7" office:value-type="float" office:value="6.713">
            <text:p>6,713</text:p>
          </table:table-cell>
        </table:table-row>
        <table:table-row table:style-name="ro2">
          <table:table-cell office:value-type="string">
            <text:p>Bernin (38039)</text:p>
          </table:table-cell>
          <table:table-cell office:value-type="float" office:value="3044">
            <text:p>3044</text:p>
          </table:table-cell>
          <table:table-cell table:number-columns-repeated="5"/>
          <table:table-cell table:formula="of:=[.B6]/2000*7*3600" office:value-type="float" office:value="38354.4">
            <text:p>38354,4</text:p>
          </table:table-cell>
          <table:table-cell table:formula="of:=[.B6]/2000*7" office:value-type="float" office:value="10.654">
            <text:p>10,654</text:p>
          </table:table-cell>
        </table:table-row>
        <table:table-row table:style-name="ro2">
          <table:table-cell office:value-type="string">
            <text:p>Biviers (38045)</text:p>
          </table:table-cell>
          <table:table-cell office:value-type="float" office:value="2359">
            <text:p>2359</text:p>
          </table:table-cell>
          <table:table-cell table:number-columns-repeated="5"/>
          <table:table-cell table:formula="of:=[.B7]/2000*7*3600" office:value-type="float" office:value="29723.4">
            <text:p>29723,4</text:p>
          </table:table-cell>
          <table:table-cell table:formula="of:=[.B7]/2000*7" office:value-type="float" office:value="8.2565">
            <text:p>8,2565</text:p>
          </table:table-cell>
        </table:table-row>
        <table:table-row table:style-name="ro2">
          <table:table-cell office:value-type="string">
            <text:p>La Buissière (38062)</text:p>
          </table:table-cell>
          <table:table-cell office:value-type="float" office:value="700">
            <text:p>700</text:p>
          </table:table-cell>
          <table:table-cell table:number-columns-repeated="5"/>
          <table:table-cell table:formula="of:=[.B8]/2000*7*3600" office:value-type="float" office:value="8820">
            <text:p>8820</text:p>
          </table:table-cell>
          <table:table-cell table:formula="of:=[.B8]/2000*7" office:value-type="float" office:value="2.45">
            <text:p>2,45</text:p>
          </table:table-cell>
        </table:table-row>
        <table:table-row table:style-name="ro2">
          <table:table-cell office:value-type="string">
            <text:p>Le Champ-près-Froges (38070)</text:p>
          </table:table-cell>
          <table:table-cell office:value-type="float" office:value="1186">
            <text:p>1186</text:p>
          </table:table-cell>
          <table:table-cell table:number-columns-repeated="5"/>
          <table:table-cell table:formula="of:=[.B9]/2000*7*3600" office:value-type="float" office:value="14943.6">
            <text:p>14943,6</text:p>
          </table:table-cell>
          <table:table-cell table:formula="of:=[.B9]/2000*7" office:value-type="float" office:value="4.151">
            <text:p>4,151</text:p>
          </table:table-cell>
        </table:table-row>
        <table:table-row table:style-name="ro2">
          <table:table-cell office:value-type="string">
            <text:p>Chapareillan (38075)</text:p>
          </table:table-cell>
          <table:table-cell office:value-type="float" office:value="2997">
            <text:p>2997</text:p>
          </table:table-cell>
          <table:table-cell table:number-columns-repeated="5"/>
          <table:table-cell table:formula="of:=[.B10]/2000*7*3600" office:value-type="float" office:value="37762.2">
            <text:p>37762,2</text:p>
          </table:table-cell>
          <table:table-cell table:formula="of:=[.B10]/2000*7" office:value-type="float" office:value="10.4895">
            <text:p>10,4895</text:p>
          </table:table-cell>
        </table:table-row>
        <table:table-row table:style-name="ro1">
          <table:table-cell office:value-type="string">
            <text:p>La Chapelle-du-Bard (38078)</text:p>
          </table:table-cell>
          <table:table-cell office:value-type="float" office:value="577">
            <text:p>577</text:p>
          </table:table-cell>
          <table:table-cell table:number-columns-repeated="5"/>
          <table:table-cell table:formula="of:=[.B11]/2000*7*3600" office:value-type="float" office:value="7270.2">
            <text:p>7270,2</text:p>
          </table:table-cell>
          <table:table-cell table:formula="of:=[.B11]/2000*7" office:value-type="float" office:value="2.0195">
            <text:p>2,0195</text:p>
          </table:table-cell>
        </table:table-row>
        <table:table-row table:style-name="ro2">
          <table:table-cell office:value-type="string">
            <text:p>Le Cheylas (38100)</text:p>
          </table:table-cell>
          <table:table-cell office:value-type="float" office:value="2555">
            <text:p>2555</text:p>
          </table:table-cell>
          <table:table-cell table:number-columns-repeated="5"/>
          <table:table-cell table:formula="of:=[.B12]/2000*7*3600" office:value-type="float" office:value="32193">
            <text:p>32193</text:p>
          </table:table-cell>
          <table:table-cell table:formula="of:=[.B12]/2000*7" office:value-type="float" office:value="8.9425">
            <text:p>8,9425</text:p>
          </table:table-cell>
        </table:table-row>
        <table:table-row table:style-name="ro2">
          <table:table-cell office:value-type="string">
            <text:p>La Combe-de-Lancey (38120)</text:p>
          </table:table-cell>
          <table:table-cell office:value-type="float" office:value="705">
            <text:p>705</text:p>
          </table:table-cell>
          <table:table-cell table:number-columns-repeated="5"/>
          <table:table-cell table:formula="of:=[.B13]/2000*7*3600" office:value-type="float" office:value="8883">
            <text:p>8883</text:p>
          </table:table-cell>
          <table:table-cell table:formula="of:=[.B13]/2000*7" office:value-type="float" office:value="2.4675">
            <text:p>2,4675</text:p>
          </table:table-cell>
        </table:table-row>
        <table:table-row table:style-name="ro1">
          <table:table-cell office:value-type="string">
            <text:p>Crolles (38140)</text:p>
          </table:table-cell>
          <table:table-cell office:value-type="float" office:value="8260">
            <text:p>8260</text:p>
          </table:table-cell>
          <table:table-cell table:number-columns-repeated="5"/>
          <table:table-cell table:formula="of:=[.B14]/2000*7*3600" office:value-type="float" office:value="104076">
            <text:p>104076</text:p>
          </table:table-cell>
          <table:table-cell table:formula="of:=[.B14]/2000*7" office:value-type="float" office:value="28.91">
            <text:p>28,91</text:p>
          </table:table-cell>
        </table:table-row>
        <table:table-row table:style-name="ro2">
          <table:table-cell office:value-type="string">
            <text:p>Le Haut-Bréda (38163)</text:p>
          </table:table-cell>
          <table:table-cell office:value-type="float" office:value="393">
            <text:p>393</text:p>
          </table:table-cell>
          <table:table-cell table:number-columns-repeated="5"/>
          <table:table-cell table:formula="of:=[.B15]/2000*7*3600" office:value-type="float" office:value="4951.8">
            <text:p>4951,8</text:p>
          </table:table-cell>
          <table:table-cell table:formula="of:=[.B15]/2000*7" office:value-type="float" office:value="1.3755">
            <text:p>1,3755</text:p>
          </table:table-cell>
        </table:table-row>
        <table:table-row table:style-name="ro2">
          <table:table-cell office:value-type="string">
            <text:p>La Flachère (38166)</text:p>
          </table:table-cell>
          <table:table-cell office:value-type="float" office:value="478">
            <text:p>478</text:p>
          </table:table-cell>
          <table:table-cell table:number-columns-repeated="5"/>
          <table:table-cell table:formula="of:=[.B16]/2000*7*3600" office:value-type="float" office:value="6022.8">
            <text:p>6022,8</text:p>
          </table:table-cell>
          <table:table-cell table:formula="of:=[.B16]/2000*7" office:value-type="float" office:value="1.673">
            <text:p>1,673</text:p>
          </table:table-cell>
        </table:table-row>
        <table:table-row table:style-name="ro2">
          <table:table-cell office:value-type="string">
            <text:p>Froges (38175)</text:p>
          </table:table-cell>
          <table:table-cell office:value-type="float" office:value="3361">
            <text:p>3361</text:p>
          </table:table-cell>
          <table:table-cell table:number-columns-repeated="5"/>
          <table:table-cell table:formula="of:=[.B17]/2000*7*3600" office:value-type="float" office:value="42348.6">
            <text:p>42348,6</text:p>
          </table:table-cell>
          <table:table-cell table:formula="of:=[.B17]/2000*7" office:value-type="float" office:value="11.7635">
            <text:p>11,7635</text:p>
          </table:table-cell>
        </table:table-row>
        <table:table-row table:style-name="ro2">
          <table:table-cell office:value-type="string">
            <text:p>Goncelin (38181)</text:p>
          </table:table-cell>
          <table:table-cell office:value-type="float" office:value="2470">
            <text:p>2470</text:p>
          </table:table-cell>
          <table:table-cell table:number-columns-repeated="5"/>
          <table:table-cell table:formula="of:=[.B18]/2000*7*3600" office:value-type="float" office:value="31122">
            <text:p>31122</text:p>
          </table:table-cell>
          <table:table-cell table:formula="of:=[.B18]/2000*7" office:value-type="float" office:value="8.645">
            <text:p>8,645</text:p>
          </table:table-cell>
        </table:table-row>
        <table:table-row table:style-name="ro2">
          <table:table-cell office:value-type="string">
            <text:p>Hurtières (38192)</text:p>
          </table:table-cell>
          <table:table-cell office:value-type="float" office:value="181">
            <text:p>181</text:p>
          </table:table-cell>
          <table:table-cell table:number-columns-repeated="5"/>
          <table:table-cell table:formula="of:=[.B19]/2000*7*3600" office:value-type="float" office:value="2280.6">
            <text:p>2280,6</text:p>
          </table:table-cell>
          <table:table-cell table:formula="of:=[.B19]/2000*7" office:value-type="float" office:value="0.6335">
            <text:p>0,6335</text:p>
          </table:table-cell>
        </table:table-row>
        <table:table-row table:style-name="ro2">
          <table:table-cell office:value-type="string">
            <text:p>Laval-en-Belledonne (38206)</text:p>
          </table:table-cell>
          <table:table-cell office:value-type="float" office:value="982">
            <text:p>982</text:p>
          </table:table-cell>
          <table:table-cell table:number-columns-repeated="5"/>
          <table:table-cell table:formula="of:=[.B20]/2000*7*3600" office:value-type="float" office:value="12373.2">
            <text:p>12373,2</text:p>
          </table:table-cell>
          <table:table-cell table:formula="of:=[.B20]/2000*7" office:value-type="float" office:value="3.437">
            <text:p>3,437</text:p>
          </table:table-cell>
        </table:table-row>
        <table:table-row table:style-name="ro2">
          <table:table-cell office:value-type="string">
            <text:p>Lumbin (38214)</text:p>
          </table:table-cell>
          <table:table-cell office:value-type="float" office:value="2151">
            <text:p>2151</text:p>
          </table:table-cell>
          <table:table-cell table:number-columns-repeated="5"/>
          <table:table-cell table:formula="of:=[.B21]/2000*7*3600" office:value-type="float" office:value="27102.6">
            <text:p>27102,6</text:p>
          </table:table-cell>
          <table:table-cell table:formula="of:=[.B21]/2000*7" office:value-type="float" office:value="7.5285">
            <text:p>7,5285</text:p>
          </table:table-cell>
        </table:table-row>
        <table:table-row table:style-name="ro2">
          <table:table-cell office:value-type="string">
            <text:p>Montbonnot-Saint-Martin (38249)</text:p>
          </table:table-cell>
          <table:table-cell office:value-type="float" office:value="5306">
            <text:p>5306</text:p>
          </table:table-cell>
          <table:table-cell table:number-columns-repeated="5"/>
          <table:table-cell table:formula="of:=[.B22]/2000*7*3600" office:value-type="float" office:value="66855.6">
            <text:p>66855,6</text:p>
          </table:table-cell>
          <table:table-cell table:formula="of:=[.B22]/2000*7" office:value-type="float" office:value="18.571">
            <text:p>18,571</text:p>
          </table:table-cell>
        </table:table-row>
        <table:table-row table:style-name="ro2">
          <table:table-cell office:value-type="string">
            <text:p>Le Moutaret (38268)</text:p>
          </table:table-cell>
          <table:table-cell office:value-type="float" office:value="261">
            <text:p>261</text:p>
          </table:table-cell>
          <table:table-cell table:number-columns-repeated="5"/>
          <table:table-cell table:formula="of:=[.B23]/2000*7*3600" office:value-type="float" office:value="3288.6">
            <text:p>3288,6</text:p>
          </table:table-cell>
          <table:table-cell table:formula="of:=[.B23]/2000*7" office:value-type="float" office:value="0.9135">
            <text:p>0,9135</text:p>
          </table:table-cell>
        </table:table-row>
        <table:table-row table:style-name="ro1">
          <table:table-cell office:value-type="string">
            <text:p>La Pierre (38303)</text:p>
          </table:table-cell>
          <table:table-cell office:value-type="float" office:value="570">
            <text:p>570</text:p>
          </table:table-cell>
          <table:table-cell table:number-columns-repeated="5"/>
          <table:table-cell table:formula="of:=[.B24]/2000*7*3600" office:value-type="float" office:value="7182">
            <text:p>7182</text:p>
          </table:table-cell>
          <table:table-cell table:formula="of:=[.B24]/2000*7" office:value-type="float" office:value="1.995">
            <text:p>1,995</text:p>
          </table:table-cell>
        </table:table-row>
        <table:table-row table:style-name="ro2">
          <table:table-cell office:value-type="string">
            <text:p>Pontcharra (38314)</text:p>
          </table:table-cell>
          <table:table-cell office:value-type="float" office:value="7376">
            <text:p>7376</text:p>
          </table:table-cell>
          <table:table-cell table:number-columns-repeated="5"/>
          <table:table-cell table:formula="of:=[.B25]/2000*7*3600" office:value-type="float" office:value="92937.6">
            <text:p>92937,6</text:p>
          </table:table-cell>
          <table:table-cell table:formula="of:=[.B25]/2000*7" office:value-type="float" office:value="25.816">
            <text:p>25,816</text:p>
          </table:table-cell>
        </table:table-row>
        <table:table-row table:style-name="ro2">
          <table:table-cell office:value-type="string">
            <text:p>Revel (38334)</text:p>
          </table:table-cell>
          <table:table-cell office:value-type="float" office:value="1313">
            <text:p>1313</text:p>
          </table:table-cell>
          <table:table-cell table:number-columns-repeated="5"/>
          <table:table-cell table:formula="of:=[.B26]/2000*7*3600" office:value-type="float" office:value="16543.8">
            <text:p>16543,8</text:p>
          </table:table-cell>
          <table:table-cell table:formula="of:=[.B26]/2000*7" office:value-type="float" office:value="4.5955">
            <text:p>4,5955</text:p>
          </table:table-cell>
        </table:table-row>
        <table:table-row table:style-name="ro1">
          <table:table-cell office:value-type="string">
            <text:p>Sainte-Agnès (38350)</text:p>
          </table:table-cell>
          <table:table-cell office:value-type="float" office:value="558">
            <text:p>558</text:p>
          </table:table-cell>
          <table:table-cell table:number-columns-repeated="5"/>
          <table:table-cell table:formula="of:=[.B27]/2000*7*3600" office:value-type="float" office:value="7030.8">
            <text:p>7030,8</text:p>
          </table:table-cell>
          <table:table-cell table:formula="of:=[.B27]/2000*7" office:value-type="float" office:value="1.953">
            <text:p>1,953</text:p>
          </table:table-cell>
        </table:table-row>
        <table:table-row table:style-name="ro1">
          <table:table-cell office:value-type="string">
            <text:p>Plateau-des-Petites-Roches (38395)</text:p>
          </table:table-cell>
          <table:table-cell office:value-type="float" office:value="2408">
            <text:p>2408</text:p>
          </table:table-cell>
          <table:table-cell table:number-columns-repeated="5"/>
          <table:table-cell table:formula="of:=[.B28]/2000*7*3600" office:value-type="float" office:value="30340.8">
            <text:p>30340,8</text:p>
          </table:table-cell>
          <table:table-cell table:formula="of:=[.B28]/2000*7" office:value-type="float" office:value="8.428">
            <text:p>8,428</text:p>
          </table:table-cell>
        </table:table-row>
        <table:table-row table:style-name="ro2">
          <table:table-cell office:value-type="string">
            <text:p>Saint-Ismier (38397)</text:p>
          </table:table-cell>
          <table:table-cell office:value-type="float" office:value="7026">
            <text:p>7026</text:p>
          </table:table-cell>
          <table:table-cell table:number-columns-repeated="5"/>
          <table:table-cell table:formula="of:=[.B29]/2000*7*3600" office:value-type="float" office:value="88527.6">
            <text:p>88527,6</text:p>
          </table:table-cell>
          <table:table-cell table:formula="of:=[.B29]/2000*7" office:value-type="float" office:value="24.591">
            <text:p>24,591</text:p>
          </table:table-cell>
        </table:table-row>
        <table:table-row table:style-name="ro1">
          <table:table-cell office:value-type="string">
            <text:p>Saint-Jean-le-Vieux (38404)</text:p>
          </table:table-cell>
          <table:table-cell office:value-type="float" office:value="295">
            <text:p>295</text:p>
          </table:table-cell>
          <table:table-cell table:number-columns-repeated="5"/>
          <table:table-cell table:formula="of:=[.B30]/2000*7*3600" office:value-type="float" office:value="3717">
            <text:p>3717</text:p>
          </table:table-cell>
          <table:table-cell table:formula="of:=[.B30]/2000*7" office:value-type="float" office:value="1.0325">
            <text:p>1,0325</text:p>
          </table:table-cell>
        </table:table-row>
        <table:table-row table:style-name="ro2">
          <table:table-cell office:value-type="string">
            <text:p>Sainte-Marie-d'Alloix (38417)</text:p>
          </table:table-cell>
          <table:table-cell office:value-type="float" office:value="483">
            <text:p>483</text:p>
          </table:table-cell>
          <table:table-cell table:number-columns-repeated="5"/>
          <table:table-cell table:formula="of:=[.B31]/2000*7*3600" office:value-type="float" office:value="6085.8">
            <text:p>6085,8</text:p>
          </table:table-cell>
          <table:table-cell table:formula="of:=[.B31]/2000*7" office:value-type="float" office:value="1.6905">
            <text:p>1,6905</text:p>
          </table:table-cell>
        </table:table-row>
        <table:table-row table:style-name="ro1">
          <table:table-cell office:value-type="string">
            <text:p>Sainte-Marie-du-Mont (38418)</text:p>
          </table:table-cell>
          <table:table-cell office:value-type="float" office:value="236">
            <text:p>236</text:p>
          </table:table-cell>
          <table:table-cell table:number-columns-repeated="5"/>
          <table:table-cell table:formula="of:=[.B32]/2000*7*3600" office:value-type="float" office:value="2973.6">
            <text:p>2973,6</text:p>
          </table:table-cell>
          <table:table-cell table:formula="of:=[.B32]/2000*7" office:value-type="float" office:value="0.826">
            <text:p>0,826</text:p>
          </table:table-cell>
        </table:table-row>
        <table:table-row table:style-name="ro2">
          <table:table-cell office:value-type="string">
            <text:p>Saint-Martin-d'Uriage (38422)</text:p>
          </table:table-cell>
          <table:table-cell office:value-type="float" office:value="5482">
            <text:p>5482</text:p>
          </table:table-cell>
          <table:table-cell table:number-columns-repeated="5"/>
          <table:table-cell table:formula="of:=[.B33]/2000*7*3600" office:value-type="float" office:value="69073.2">
            <text:p>69073,2</text:p>
          </table:table-cell>
          <table:table-cell table:formula="of:=[.B33]/2000*7" office:value-type="float" office:value="19.187">
            <text:p>19,187</text:p>
          </table:table-cell>
        </table:table-row>
        <table:table-row table:style-name="ro1">
          <table:table-cell office:value-type="string">
            <text:p>Saint-Maximin (38426)</text:p>
          </table:table-cell>
          <table:table-cell office:value-type="float" office:value="659">
            <text:p>659</text:p>
          </table:table-cell>
          <table:table-cell table:number-columns-repeated="5"/>
          <table:table-cell table:formula="of:=[.B34]/2000*7*3600" office:value-type="float" office:value="8303.4">
            <text:p>8303,4</text:p>
          </table:table-cell>
          <table:table-cell table:formula="of:=[.B34]/2000*7" office:value-type="float" office:value="2.3065">
            <text:p>2,3065</text:p>
          </table:table-cell>
        </table:table-row>
        <table:table-row table:style-name="ro2">
          <table:table-cell office:value-type="string">
            <text:p>Saint-Mury-Monteymond (38430)</text:p>
          </table:table-cell>
          <table:table-cell office:value-type="float" office:value="319">
            <text:p>319</text:p>
          </table:table-cell>
          <table:table-cell table:number-columns-repeated="5"/>
          <table:table-cell table:formula="of:=[.B35]/2000*7*3600" office:value-type="float" office:value="4019.4">
            <text:p>4019,4</text:p>
          </table:table-cell>
          <table:table-cell table:formula="of:=[.B35]/2000*7" office:value-type="float" office:value="1.1165">
            <text:p>1,1165</text:p>
          </table:table-cell>
        </table:table-row>
        <table:table-row table:style-name="ro2">
          <table:table-cell office:value-type="string">
            <text:p>Saint-Nazaire-les-Eymes (38431)</text:p>
          </table:table-cell>
          <table:table-cell office:value-type="float" office:value="2949">
            <text:p>2949</text:p>
          </table:table-cell>
          <table:table-cell table:number-columns-repeated="5"/>
          <table:table-cell table:formula="of:=[.B36]/2000*7*3600" office:value-type="float" office:value="37157.4">
            <text:p>37157,4</text:p>
          </table:table-cell>
          <table:table-cell table:formula="of:=[.B36]/2000*7" office:value-type="float" office:value="10.3215">
            <text:p>10,3215</text:p>
          </table:table-cell>
        </table:table-row>
        <table:table-row table:style-name="ro2">
          <table:table-cell office:value-type="string">
            <text:p>Crêts en Belledonne (38439)</text:p>
          </table:table-cell>
          <table:table-cell office:value-type="float" office:value="3299">
            <text:p>3299</text:p>
          </table:table-cell>
          <table:table-cell table:number-columns-repeated="5"/>
          <table:table-cell table:formula="of:=[.B37]/2000*7*3600" office:value-type="float" office:value="41567.4">
            <text:p>41567,4</text:p>
          </table:table-cell>
          <table:table-cell table:formula="of:=[.B37]/2000*7" office:value-type="float" office:value="11.5465">
            <text:p>11,5465</text:p>
          </table:table-cell>
        </table:table-row>
        <table:table-row table:style-name="ro2">
          <table:table-cell office:value-type="string">
            <text:p>Saint-Vincent-de-Mercuze (38466)</text:p>
          </table:table-cell>
          <table:table-cell office:value-type="float" office:value="1512">
            <text:p>1512</text:p>
          </table:table-cell>
          <table:table-cell table:number-columns-repeated="5"/>
          <table:table-cell table:formula="of:=[.B38]/2000*7*3600" office:value-type="float" office:value="19051.2">
            <text:p>19051,2</text:p>
          </table:table-cell>
          <table:table-cell table:formula="of:=[.B38]/2000*7" office:value-type="float" office:value="5.292">
            <text:p>5,292</text:p>
          </table:table-cell>
        </table:table-row>
        <table:table-row table:style-name="ro2">
          <table:table-cell office:value-type="string">
            <text:p>Tencin (38501)</text:p>
          </table:table-cell>
          <table:table-cell office:value-type="float" office:value="2112">
            <text:p>2112</text:p>
          </table:table-cell>
          <table:table-cell table:number-columns-repeated="5"/>
          <table:table-cell table:formula="of:=[.B39]/2000*7*3600" office:value-type="float" office:value="26611.2">
            <text:p>26611,2</text:p>
          </table:table-cell>
          <table:table-cell table:formula="of:=[.B39]/2000*7" office:value-type="float" office:value="7.392">
            <text:p>7,392</text:p>
          </table:table-cell>
        </table:table-row>
        <table:table-row table:style-name="ro1">
          <table:table-cell office:value-type="string">
            <text:p>La Terrasse (38503)</text:p>
          </table:table-cell>
          <table:table-cell office:value-type="float" office:value="2524">
            <text:p>2524</text:p>
          </table:table-cell>
          <table:table-cell table:number-columns-repeated="5"/>
          <table:table-cell table:formula="of:=[.B40]/2000*7*3600" office:value-type="float" office:value="31802.4">
            <text:p>31802,4</text:p>
          </table:table-cell>
          <table:table-cell table:formula="of:=[.B40]/2000*7" office:value-type="float" office:value="8.834">
            <text:p>8,834</text:p>
          </table:table-cell>
        </table:table-row>
        <table:table-row table:style-name="ro2">
          <table:table-cell office:value-type="string">
            <text:p>Theys (38504)</text:p>
          </table:table-cell>
          <table:table-cell office:value-type="float" office:value="1980">
            <text:p>1980</text:p>
          </table:table-cell>
          <table:table-cell table:number-columns-repeated="5"/>
          <table:table-cell table:formula="of:=[.B41]/2000*7*3600" office:value-type="float" office:value="24948">
            <text:p>24948</text:p>
          </table:table-cell>
          <table:table-cell table:formula="of:=[.B41]/2000*7" office:value-type="float" office:value="6.93">
            <text:p>6,93</text:p>
          </table:table-cell>
        </table:table-row>
        <table:table-row table:style-name="ro2">
          <table:table-cell office:value-type="string">
            <text:p>Le Touvet (38511)</text:p>
          </table:table-cell>
          <table:table-cell office:value-type="float" office:value="3203">
            <text:p>3203</text:p>
          </table:table-cell>
          <table:table-cell table:number-columns-repeated="5"/>
          <table:table-cell table:formula="of:=[.B42]/2000*7*3600" office:value-type="float" office:value="40357.8">
            <text:p>40357,8</text:p>
          </table:table-cell>
          <table:table-cell table:formula="of:=[.B42]/2000*7" office:value-type="float" office:value="11.2105">
            <text:p>11,2105</text:p>
          </table:table-cell>
        </table:table-row>
        <table:table-row table:style-name="ro2">
          <table:table-cell office:value-type="string">
            <text:p>Le Versoud (38538)</text:p>
          </table:table-cell>
          <table:table-cell office:value-type="float" office:value="4876">
            <text:p>4876</text:p>
          </table:table-cell>
          <table:table-cell table:number-columns-repeated="5"/>
          <table:table-cell table:formula="of:=[.B43]/2000*7*3600" office:value-type="float" office:value="61437.6">
            <text:p>61437,6</text:p>
          </table:table-cell>
          <table:table-cell table:formula="of:=[.B43]/2000*7" office:value-type="float" office:value="17.066">
            <text:p>17,066</text:p>
          </table:table-cell>
        </table:table-row>
        <table:table-row table:style-name="ro2">
          <table:table-cell office:value-type="string">
            <text:p>Villard-Bonnot (38547)</text:p>
          </table:table-cell>
          <table:table-cell office:value-type="float" office:value="7175">
            <text:p>7175</text:p>
          </table:table-cell>
          <table:table-cell table:number-columns-repeated="5"/>
          <table:table-cell table:formula="of:=[.B44]/2000*7*3600" office:value-type="float" office:value="90405">
            <text:p>90405</text:p>
          </table:table-cell>
          <table:table-cell table:formula="of:=[.B44]/2000*7" office:value-type="float" office:value="25.1125">
            <text:p>25,1125</text:p>
          </table:table-cell>
        </table:table-row>
        <table:table-row table:style-name="ro2">
          <table:table-cell office:value-type="string">
            <text:p>Chamrousse (38567)</text:p>
          </table:table-cell>
          <table:table-cell office:value-type="float" office:value="403">
            <text:p>403</text:p>
          </table:table-cell>
          <table:table-cell table:number-columns-repeated="5"/>
          <table:table-cell table:formula="of:=[.B45]/2000*7*3600" office:value-type="float" office:value="5077.8">
            <text:p>5077,8</text:p>
          </table:table-cell>
          <table:table-cell table:formula="of:=[.B45]/2000*7" office:value-type="float" office:value="1.4105">
            <text:p>1,4105</text:p>
          </table:table-cell>
        </table:table-row>
        <table:table-row table:style-name="ro1">
          <table:table-cell/>
          <table:table-cell/>
          <table:table-cell table:number-columns-repeated="5"/>
          <table:table-cell table:formula="of:=[.B46]/2000*7*3600" office:value-type="float" office:value="0">
            <text:p>0</text:p>
          </table:table-cell>
          <table:table-cell table:formula="of:=[.B46]/2000*7" office:value-type="float" office:value="0">
            <text:p>0</text:p>
          </table:table-cell>
        </table:table-row>
        <table:table-row table:style-name="ro1">
          <table:table-cell/>
          <table:table-cell table:formula="of:=SUM([.B3:.B45])" office:value-type="float" office:value="101729">
            <text:p>101729</text:p>
          </table:table-cell>
          <table:table-cell table:number-columns-repeated="5"/>
          <table:table-cell table:formula="of:=[.B47]/2000*7*3600" office:value-type="float" office:value="1281785.4">
            <text:p>1281785,4</text:p>
          </table:table-cell>
          <table:table-cell table:formula="of:=[.B47]/2000*7" office:value-type="float" office:value="356.0515">
            <text:p>356,0515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8">08/12/2021</text:date>, <text:time>00:3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8:32:41.82</meta:creation-date>
    <dc:date>2021-12-07T19:11:50.47</dc:date>
    <meta:editing-duration>PT8M37S</meta:editing-duration>
    <meta:editing-cycles>2</meta:editing-cycles>
    <meta:generator>OpenOffice/4.1.5$Win32 OpenOffice.org_project/415m1$Build-9789</meta:generator>
    <meta:document-statistic meta:table-count="3" meta:cell-count="186" meta:object-count="0"/>
  </office:meta>
</office:document-meta>
</file>